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14RegexpMatcher.matches( String input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k14RegexpMatcher.getCompiledPattern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k14RegexpMatcher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14RegexpMatcher.getCompilerOptions( int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k14RegexpMatcher.getGroups( String input , int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dk14RegexpMatcher.Jdk14Regexp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k14RegexpMatcher.matches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14RegexpMatch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k14RegexpMatcher.getGroups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